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lders to ignore(starting at /home/poxls88/ directory):</text:p>
      <text:p text:style-name="Standard">Downloads</text:p>
      <text:p text:style-name="Standard">Dropbox/Public</text:p>
      <text:p text:style-name="Standard">Dropbox/Misc.Robotics</text:p>
      <text:p text:style-name="Standard">RestoreData_October1_2013-&gt;October3_2013</text:p>
      <text:p text:style-name="Standard">RestoreData_September30_2013-&gt;October3_2013</text:p>
      <text:p text:style-name="Standard">deja-dup</text:p>
      <text:p text:style-name="Standard">Music</text:p>
      <text:p text:style-name="Standard">Pictures/Recent Photos</text:p>
      <text:p text:style-name="Standard">Pictures/Internet Advertising</text:p>
      <text:p text:style-name="Standard">.wine</text:p>
      <text:p text:style-name="Standard">Desktop/home</text:p>
      <text:p text:style-name="Standard">.minecraft</text:p>
      <text:p text:style-name="Standard">.steam</text:p>
      <text:p text:style-name="Standard">Pictures/Vector Graphics</text:p>
      <text:p text:style-name="Standard">Pictures/Pho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05:32:40</meta:creation-date>
    <dc:date>2013-12-03T05:35:57</dc:date>
    <meta:editing-duration>P0D</meta:editing-duration>
    <meta:editing-cycles>1</meta:editing-cycles>
    <meta:document-statistic meta:table-count="0" meta:image-count="0" meta:object-count="0" meta:page-count="1" meta:paragraph-count="16" meta:word-count="24" meta:character-count="319" meta:non-whitespace-character-count="311"/>
    <meta:generator>LibreOffice/3.5$Linux_X86_64 LibreOffice_project/350m1$Build-2</meta:generator>
  </office:meta>
</office:document-meta>
</file>